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="" draw:marker-start-width="0.499cm" draw:marker-start-center="false" draw:marker-end="" draw:marker-end-width="0.499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96cm" fo:padding-bottom="0.196cm" fo:padding-left="0.316cm" fo:padding-right="0.316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159cm" svg:stroke-color="#000000" draw:marker-start="" draw:marker-start-width="0.498cm" draw:marker-start-center="false" draw:marker-end="" draw:marker-end-width="0.498cm" draw:marker-end-center="false" draw:stroke-linejoin="miter" draw:fill="solid" draw:fill-color="#ff0000" draw:opacity="100%" draw:textarea-horizontal-align="center" draw:textarea-vertical-align="middle" draw:auto-grow-height="false" draw:fit-to-size="false" fo:min-height="0cm" fo:min-width="0cm" fo:padding-top="0.195cm" fo:padding-bottom="0.195cm" fo:padding-left="0.315cm" fo:padding-right="0.315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159cm" svg:stroke-color="#000000" draw:marker-start="" draw:marker-start-width="0.499cm" draw:marker-start-center="false" draw:marker-end="" draw:marker-end-width="0.499cm" draw:marker-end-center="false" draw:stroke-linejoin="miter" draw:fill="solid" draw:fill-color="#ff0000" draw:textarea-horizontal-align="center" draw:textarea-vertical-align="middle" draw:auto-grow-height="false" draw:fit-to-size="false" fo:min-height="0cm" fo:min-width="0cm" fo:padding-top="0.196cm" fo:padding-bottom="0.196cm" fo:padding-left="0.316cm" fo:padding-right="0.316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Times New Roman'" style:font-style-name="Negrita" style:font-family-generic="roman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 JULIAN'" style:font-style-name="Negrita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Courier New'" style:font-style-name="Negrita" style:font-family-generic="modern" style:font-pitch="fixed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'Times New Roman'" style:font-style-name="Negrita" style:font-family-generic="roman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'AR JULIAN'" style:font-style-name="Negrita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fo:font-family="'Courier New'" style:font-style-name="Negrita" style:font-family-generic="modern" style:font-pitch="fixed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0cm" svg:height="5cm" svg:x="1.795cm" svg:y="2.223cm">
          <text:p text:style-name="P1"><text:span text:style-name="T1">1 <text:s/>2 <text:s/>3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3" draw:layer="layout" svg:width="13.081cm" svg:height="5cm" svg:x="1.889cm" svg:y="9.128cm">
          <text:p text:style-name="P1"><text:span text:style-name="T2">1 <text:s/>2 <text:s/>3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4" draw:layer="layout" svg:width="13.683cm" svg:height="4.445cm" svg:x="1.795cm" svg:y="15.605cm">
          <text:p text:style-name="P1"><text:span text:style-name="T3">1 <text:s/>2 <text:s/>3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" draw:text-style-name="P4" draw:layer="layout" svg:width="13.683cm" svg:height="4.445cm" svg:x="1.795cm" svg:y="21.066cm">
          <text:p text:style-name="P1"><text:span text:style-name="T3">4 <text:s/>5 <text:s/>6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2" draw:style-name="dp1" draw:master-page-name="Predeterminado">
        <draw:custom-shape draw:style-name="gr3" draw:text-style-name="P4" draw:layer="layout" svg:width="13.683cm" svg:height="4.445cm" svg:x="2.016cm" svg:y="2.397cm">
          <text:p text:style-name="P1"><text:span text:style-name="T3">7 <text:s/>8 <text:s/>9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" draw:text-style-name="P4" draw:layer="layout" svg:width="2.159cm" svg:height="4.445cm" svg:x="1.635cm" svg:y="9.255cm">
          <text:p text:style-name="P1"><text:span text:style-name="T3">0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" draw:text-style-name="P5" draw:layer="layout" svg:width="13.683cm" svg:height="4.445cm" svg:x="1.762cm" svg:y="15.732cm">
          <text:p text:style-name="P1"><text:span text:style-name="T4">7 <text:s/>8 <text:s/>9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Lourdes Couto Torres</meta:initial-creator>
    <meta:creation-date>2017-03-09T21:50:56.34</meta:creation-date>
    <dc:date>2017-03-11T22:35:25.89</dc:date>
    <dc:creator>Lourdes Couto Torres</dc:creator>
    <meta:editing-duration>PT7H4M18S</meta:editing-duration>
    <meta:editing-cycles>4</meta:editing-cycles>
    <meta:generator>OpenOffice/4.1.3$Win32 OpenOffice.org_project/413m1$Build-9783</meta:generator>
    <meta:document-statistic meta:object-count="7"/>
  </office:meta>
</office:document-meta>
</file>